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springboard.com/blog/beginners-guide-neural-network-in-python-scikit-learn-0-18/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2T22:27:23.092135540</meta:creation-date>
    <dc:date>2020-05-22T22:28:03.338308723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92" meta:non-whitespace-character-count="92"/>
    <meta:generator>LibreOffice/6.3.5.2$Linux_X86_64 LibreOffice_project/30$Build-2</meta:generator>
  </office:meta>
</office:document-meta>
</file>